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0c7fe" officeooo:paragraph-rsid="0010c7f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0c7fe" officeooo:paragraph-rsid="0010c7f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ed194" officeooo:paragraph-rsid="000cd36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c7fe" officeooo:paragraph-rsid="0010c7f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paragraph-rsid="001c4ebc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0c7fe" officeooo:paragraph-rsid="0010c7f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0c7fe" officeooo:paragraph-rsid="0010c7f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d27f4" officeooo:paragraph-rsid="001d27f4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1f1f1f" style:font-name="Liberation Serif" fo:letter-spacing="normal" fo:font-style="normal" style:font-size-asian="14pt" style:font-size-complex="14pt"/>
    </style:style>
    <style:style style:name="T2" style:family="text">
      <style:text-properties style:text-underline-style="none" officeooo:rsid="0010c7fe" style:font-size-asian="14pt" style:font-weight-asian="normal" style:font-size-complex="14pt" style:font-weight-complex="normal"/>
    </style:style>
    <style:style style:name="T3" style:family="text">
      <style:text-properties style:font-name="Liberation Serif" style:text-underline-style="none" officeooo:rsid="0010c7fe" style:font-size-asian="14pt" style:font-weight-asian="normal" style:font-size-complex="14pt" style:font-weight-complex="normal"/>
    </style:style>
    <style:style style:name="T4" style:family="text">
      <style:text-properties officeooo:rsid="001d27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Optimization in Relaxed Workspace</text:p>
      <text:p text:style-name="P1"/>
      <text:p text:style-name="P1"/>
      <text:p text:style-name="P2">Changes :</text:p>
      <text:p text:style-name="P4">1.) Add Company tags in header file, C++/C file, Python file, yaml and xml file.</text:p>
      <text:p text:style-name="P5"><text:span text:style-name="T2">2.) </text:span><text:span text:style-name="T3">Remove </text:span><text:span text:style-name="T1">unnecessary </text:span><text:span text:style-name="T3">workspace like relaxed_astar, cfg1 workspace.</text:span></text:p>
      <text:p text:style-name="P6">3.) Update Navigation File <text:span text:style-name="T4">with hardware destinations by giving manually table implace of using server .</text:span></text:p>
      <text:p text:style-name="P8">4.) After testing check with server.</text:p>
      <text:p text:style-name="P8">5.) optimizing with code line in nor_controller.cpp file .</text:p>
      <text:p text:style-name="P8">6.) Rest of changes we have its mentions in sheets please refer sheets for see depth changes which has been done.</text:p>
      <text:p text:style-name="P8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1T18:21:58.449018173</meta:creation-date>
    <meta:generator>LibreOffice/6.4.7.2$Linux_X86_64 LibreOffice_project/40$Build-2</meta:generator>
    <dc:date>2025-02-21T11:43:06.010086431</dc:date>
    <meta:editing-duration>PT1H29M11S</meta:editing-duration>
    <meta:editing-cycles>4</meta:editing-cycles>
    <meta:document-statistic meta:table-count="0" meta:image-count="0" meta:object-count="0" meta:page-count="1" meta:paragraph-count="8" meta:word-count="81" meta:character-count="501" meta:non-whitespace-character-count="428"/>
  </office:meta>
</office:document-meta>
</file>